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2.9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0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5.1043in"/>
    </style:style>
    <style:style style:name="co13" style:family="table-column">
      <style:table-column-properties fo:break-before="auto" style:column-width="2.6681in"/>
    </style:style>
    <style:style style:name="co14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4" table:number-columns-repeated="16374" table:default-cell-style-name="ce1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5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5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5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5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06" calcext:value-type="date">
            <text:p>12/06/24</text:p>
          </table:table-cell>
          <table:table-cell office:value-type="string" calcext:value-type="string">
            <text:p>Moontrap (198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5" office:value-type="date" office:date-value="2024-12-13" calcext:value-type="date">
            <text:p>12/13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0" calcext:value-type="date">
            <text:p>12/20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4-12-27" calcext:value-type="date">
            <text:p>12/27/24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03" calcext:value-type="date">
            <text:p>01/0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0" calcext:value-type="date">
            <text:p>01/1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17" calcext:value-type="date">
            <text:p>01/1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5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office:value-type="string" calcext:value-type="string">
            <text:p>starman 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nal sunshine of the spotless m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 encounters of the third k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trap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piercer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 Captain and the World of Tomorrow (200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poli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 style:data-style-name="N2" text:time-value="20:16:35.993368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7DT20H2M49S</meta:editing-duration>
    <meta:editing-cycles>37</meta:editing-cycles>
    <meta:generator>LibreOffice/24.8.3.2$Linux_X86_64 LibreOffice_project/480$Build-2</meta:generator>
    <dc:date>2024-12-07T01:25:39.719462581</dc:date>
    <meta:document-statistic meta:table-count="5" meta:cell-count="454" meta:object-count="0"/>
  </office:meta>
</office:document-meta>
</file>